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7fcbcd" draw:fill-image-name="" draw:fill-image-width="4.335cm" draw:fill-image-height="4.335cm" style:repeat="stretch" draw:fill-image-ref-point-x="0%" draw:fill-image-ref-point-y="0%" draw:fill-image-ref-point="top-left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7fcbcd" draw:fill-image-name="" draw:fill-image-width="4.335cm" draw:fill-image-height="4.335cm" style:repeat="stretch" draw:fill-image-ref-point-x="0%" draw:fill-image-ref-point-y="0%" draw:fill-image-ref-point="top-lef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08cm"/>
    </style:style>
    <style:style style:name="pr1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T1" style:family="text">
      <style:text-properties fo:color="#000000" style:text-line-through-style="none" fo:font-family="'Open Sans'" fo:font-size="25pt" fo:letter-spacing="normal" fo:font-style="normal" style:text-underline-style="none" fo:font-weight="bold" style:font-family-asian="'Open Sans'" style:font-size-asian="25pt" style:font-style-asian="normal" style:font-weight-asian="bold" style:font-family-complex="'Open Sans'" style:font-size-complex="25pt" style:font-style-complex="normal" style:font-weight-complex="bold"/>
    </style:style>
    <style:style style:name="T2" style:family="text">
      <style:text-properties fo:color="#000000" style:text-line-through-style="none" fo:font-family="'Open Sans ExtraBold'" fo:font-size="25pt" fo:letter-spacing="normal" fo:font-style="normal" style:text-underline-style="none" fo:font-weight="normal" style:font-family-asian="'Open Sans ExtraBold'" style:font-size-asian="25pt" style:font-style-asian="normal" style:font-weight-asian="normal" style:font-family-complex="'Open Sans ExtraBold'" style:font-size-complex="25pt" style:font-style-complex="normal" style:font-weight-complex="normal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'Open Sans SemiBold'" fo:font-size="15pt" fo:letter-spacing="normal" fo:font-style="normal" style:text-underline-style="none" fo:font-weight="normal" style:font-family-asian="'Open Sans SemiBold'" style:font-size-asian="15pt" style:font-style-asian="normal" style:font-weight-asian="normal" style:font-family-complex="'Open Sans SemiBold'" style:font-size-complex="15pt" style:font-style-complex="normal" style:font-weight-complex="normal"/>
    </style:style>
    <style:style style:name="T5" style:family="text">
      <style:text-properties fo:color="#000000" style:text-line-through-style="none" fo:font-family="'Open Sans'" fo:font-size="15pt" fo:letter-spacing="normal" fo:font-style="italic" style:text-underline-style="none" fo:font-weight="normal" style:font-family-asian="'Open Sans'" style:font-size-asian="15pt" style:font-style-asian="italic" style:font-weight-asian="normal" style:font-family-complex="'Open Sans'" style:font-size-complex="15pt" style:font-style-complex="italic" style:font-weight-complex="normal"/>
    </style:style>
    <style:style style:name="T6" style:family="text">
      <style:text-properties fo:color="#000000" style:text-line-through-style="none" fo:font-family="'Open Sans'" fo:font-size="15pt" fo:letter-spacing="normal" fo:font-style="italic" style:text-underline-style="none" fo:font-weight="bold" style:font-family-asian="'Open Sans'" style:font-size-asian="15pt" style:font-style-asian="italic" style:font-weight-asian="bold" style:font-family-complex="'Open Sans'" style:font-size-complex="15pt" style:font-style-complex="italic" style:font-weight-complex="bold"/>
    </style:style>
    <style:style style:name="T7" style:family="text">
      <style:text-properties fo:color="#000000" style:text-line-through-style="none" fo:font-family="'Open Sans ExtraBold'" fo:font-size="15pt" fo:letter-spacing="normal" fo:font-style="normal" style:text-underline-style="none" fo:font-weight="normal" style:font-family-asian="'Open Sans ExtraBold'" style:font-size-asian="15pt" style:font-style-asian="normal" style:font-weight-asian="normal" style:font-family-complex="'Open Sans ExtraBold'" style:font-size-complex="15pt" style:font-style-complex="normal" style:font-weight-complex="normal"/>
    </style:style>
    <style:style style:name="T8" style:family="text">
      <style:text-properties fo:color="#000000" style:text-line-through-style="none" fo:font-family="'Open Sans'" fo:font-size="15pt" fo:letter-spacing="normal" fo:font-style="normal" style:text-underline-style="none" fo:font-weight="bold" style:font-family-asian="'Open Sans'" style:font-size-asian="15pt" style:font-style-asian="normal" style:font-weight-asian="bold" style:font-family-complex="'Open Sans'" style:font-size-complex="1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26727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-2">
        <draw:custom-shape draw:name="Google Shape;47;p13" draw:style-name="gr1" draw:text-style-name="P2" draw:layer="layout" svg:width="16.286cm" svg:height="11.563cm" svg:x="1.308cm" svg:y="1.514cm">
          <text:p text:style-name="P1"><text:span text:style-name="T1"><text:line-break/></text:span><text:span text:style-name="T2">Welcome!</text:span></text:p>
          <text:p text:style-name="P1"><text:span text:style-name="T3"/></text:p>
          <text:p text:style-name="P1"><text:span text:style-name="T4">Hello there, </text:span></text:p>
          <text:p text:style-name="P1"><text:span text:style-name="T4">in order to edit this template please go to &gt; File &gt; make a copy and store the new version in your personal google drive. </text:span></text:p>
          <text:p text:style-name="P1"><text:span text:style-name="T4">The copy will be your own and you’ll be able to edit this deck with your content.</text:span></text:p>
          <text:p text:style-name="P1"><text:span text:style-name="T3"/></text:p>
          <text:p text:style-name="P1"><text:span text:style-name="T5">Thanks for being part of the Arduino community!</text:span></text:p>
          <text:p text:style-name="P1"><text:span text:style-name="T6">The Arduino Team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44;g4dfbf5d273_0_3:notes" draw:style-name="gr2" draw:layer="layout" svg:width="16.932cm" svg:height="9.524cm" svg:x="1.059cm" svg:y="1.905cm" draw:page-number="1" presentation:class="page"/>
          <draw:frame draw:name="Google Shape;45;g4dfbf5d273_0_3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simple-light-2" presentation:presentation-page-layout-name="AL1T0">
        <draw:custom-shape draw:name="Google Shape;52;p14" draw:style-name="gr1" draw:text-style-name="P2" draw:layer="layout" svg:width="16.286cm" svg:height="3.527cm" svg:x="1.308cm" svg:y="9.55cm">
          <text:p text:style-name="P1"><text:span text:style-name="T2">What a great title!</text:span></text:p>
          <text:p text:style-name="P1"><text:span text:style-name="T7">John Doe </text:span></text:p>
          <text:p text:style-name="P1"><text:span text:style-name="T6">Arduino Enthusia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49;p:notes" draw:style-name="gr2" draw:layer="layout" svg:width="16.933cm" svg:height="9.524cm" svg:x="1.059cm" svg:y="1.905cm" draw:page-number="2" presentation:class="page"/>
          <draw:frame draw:name="Google Shape;50;p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simple-light-2">
        <draw:frame draw:style-name="gr3" draw:text-style-name="P1" draw:layer="layout" svg:width="2.945cm" svg:height="2.36cm" svg:x="0.762cm" svg:y="0.942cm">
          <draw:text-box>
            <text:p text:style-name="P1"><text:span text:style-name="T7">John Doe</text:span></text:p>
            <text:p text:style-name="P1"><text:span text:style-name="T8">Email DAY</text:span></text:p>
          </draw:text-box>
        </draw:frame>
        <presentation:notes draw:style-name="dp2">
          <draw:page-thumbnail draw:name="Google Shape;54;g4de9cd042b_0_0:notes" draw:style-name="gr2" draw:layer="layout" svg:width="16.932cm" svg:height="9.524cm" svg:x="1.059cm" svg:y="1.905cm" draw:page-number="3" presentation:class="page"/>
          <draw:frame draw:name="Google Shape;55;g4de9cd042b_0_0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4" draw:master-page-name="simple-light-2" presentation:presentation-page-layout-name="AL2T1">
        <draw:custom-shape draw:name="Google Shape;61;p16" draw:style-name="gr1" draw:text-style-name="P2" draw:layer="layout" svg:width="16.286cm" svg:height="3.527cm" svg:x="1.308cm" svg:y="1.184cm">
          <text:p text:style-name="P1"><text:span text:style-name="T7">John Doe</text:span></text:p>
          <text:p text:style-name="P1"><text:span text:style-name="T8">emai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58;g4de9cd042b_0_3:notes" draw:style-name="gr2" draw:layer="layout" svg:width="16.932cm" svg:height="9.524cm" svg:x="1.059cm" svg:y="1.905cm" draw:page-number="4" presentation:class="page"/>
          <draw:frame draw:name="Google Shape;59;g4de9cd042b_0_3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2" style:family="presentation" style:parent-style-name="simple-light-2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-light-2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5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simple-light-2" style:page-layout-name="PM1" draw:style-name="Mdp1">
      <draw:frame draw:name="Google Shape;42;p12" presentation:style-name="Mpr1" draw:text-style-name="MP4" draw:layer="backgroundobjects" svg:width="1.523cm" svg:height="1.092cm" svg:x="23.535cm" svg:y="0.352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3.968cm" svg:height="10.476cm" svg:x="3.81cm" svg:y="2.123cm" presentation:class="page"/>
        <draw:frame presentation:style-name="simple-light-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1;p3" presentation:style-name="Mpr1" draw:text-style-name="MP4" draw:layer="backgroundobjects" svg:width="1.523cm" svg:height="1.092cm" svg:x="23.535cm" svg:y="0.352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3-20T11:57:12.22</dc:date>
    <dc:creator>McOrts </dc:creator>
    <meta:document-statistic meta:object-count="56"/>
    <meta:generator>OpenOffice/4.1.7$Win32 OpenOffice.org_project/417m1$Build-9800</meta:generator>
  </office:meta>
</office:document-meta>
</file>